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c37cc"/>
    </style:style>
    <style:style style:name="P2" style:family="paragraph" style:parent-style-name="Standard">
      <style:text-properties officeooo:paragraph-rsid="000dd38a"/>
    </style:style>
    <style:style style:name="P3" style:family="paragraph" style:parent-style-name="Standard">
      <style:text-properties officeooo:paragraph-rsid="000fb04c"/>
    </style:style>
    <style:style style:name="P4" style:family="paragraph" style:parent-style-name="Standard">
      <style:text-properties officeooo:paragraph-rsid="00105214"/>
    </style:style>
    <style:style style:name="P5" style:family="paragraph" style:parent-style-name="Standard">
      <style:text-properties officeooo:paragraph-rsid="001248c3"/>
    </style:style>
    <style:style style:name="P6" style:family="paragraph" style:parent-style-name="Standard">
      <style:text-properties officeooo:paragraph-rsid="00140d94"/>
    </style:style>
    <style:style style:name="P7" style:family="paragraph" style:parent-style-name="Standard">
      <style:text-properties officeooo:paragraph-rsid="0016e665"/>
    </style:style>
    <style:style style:name="P8" style:family="paragraph" style:parent-style-name="Standard">
      <style:text-properties officeooo:paragraph-rsid="00187359"/>
    </style:style>
    <style:style style:name="P9" style:family="paragraph" style:parent-style-name="Standard">
      <style:text-properties officeooo:paragraph-rsid="00190d6e"/>
    </style:style>
    <style:style style:name="P10" style:family="paragraph" style:parent-style-name="Standard">
      <style:text-properties officeooo:paragraph-rsid="001ba118"/>
    </style:style>
    <style:style style:name="P11" style:family="paragraph" style:parent-style-name="Standard">
      <style:text-properties officeooo:paragraph-rsid="001cdf79"/>
    </style:style>
    <style:style style:name="P12" style:family="paragraph" style:parent-style-name="Footnote">
      <style:text-properties officeooo:paragraph-rsid="000c37cc"/>
    </style:style>
    <style:style style:name="P13" style:family="paragraph" style:parent-style-name="Footnote">
      <style:text-properties officeooo:paragraph-rsid="000dd38a"/>
    </style:style>
    <style:style style:name="P14" style:family="paragraph" style:parent-style-name="Footnote">
      <style:text-properties officeooo:paragraph-rsid="000fb04c"/>
    </style:style>
    <style:style style:name="P15" style:family="paragraph" style:parent-style-name="Footnote">
      <style:text-properties officeooo:paragraph-rsid="00105214"/>
    </style:style>
    <style:style style:name="P16" style:family="paragraph" style:parent-style-name="Footnote">
      <style:text-properties officeooo:paragraph-rsid="001248c3"/>
    </style:style>
    <style:style style:name="P17" style:family="paragraph" style:parent-style-name="Footnote">
      <style:text-properties officeooo:paragraph-rsid="00140d94"/>
    </style:style>
    <style:style style:name="P18" style:family="paragraph" style:parent-style-name="Footnote">
      <style:text-properties officeooo:paragraph-rsid="00187359"/>
    </style:style>
    <style:style style:name="P19" style:family="paragraph" style:parent-style-name="Footnote">
      <style:text-properties officeooo:paragraph-rsid="00190d6e"/>
    </style:style>
    <style:style style:name="P20" style:family="paragraph" style:parent-style-name="Footnote">
      <style:text-properties officeooo:paragraph-rsid="0019156e"/>
    </style:style>
    <style:style style:name="P21" style:family="paragraph" style:parent-style-name="Footnote">
      <style:text-properties officeooo:paragraph-rsid="001ba118"/>
    </style:style>
    <style:style style:name="P22" style:family="paragraph" style:parent-style-name="Footnote">
      <style:text-properties officeooo:paragraph-rsid="001eacc1"/>
    </style:style>
    <style:style style:name="P23" style:family="paragraph" style:parent-style-name="Footnote">
      <style:text-properties officeooo:paragraph-rsid="001eed3d"/>
    </style:style>
    <style:style style:name="P24" style:family="paragraph" style:parent-style-name="Footnote">
      <style:text-properties officeooo:paragraph-rsid="001fcd54"/>
    </style:style>
    <style:style style:name="P25" style:family="paragraph" style:parent-style-name="Footnote">
      <style:text-properties officeooo:paragraph-rsid="002d7b16"/>
    </style:style>
    <style:style style:name="T1" style:family="text">
      <style:text-properties officeooo:rsid="000c37cc"/>
    </style:style>
    <style:style style:name="T2" style:family="text">
      <style:text-properties officeooo:rsid="000dd38a"/>
    </style:style>
    <style:style style:name="T3" style:family="text">
      <style:text-properties officeooo:rsid="000fb04c"/>
    </style:style>
    <style:style style:name="T4" style:family="text">
      <style:text-properties officeooo:rsid="00105214"/>
    </style:style>
    <style:style style:name="T5" style:family="text">
      <style:text-properties officeooo:rsid="00107c50"/>
    </style:style>
    <style:style style:name="T6" style:family="text">
      <style:text-properties officeooo:rsid="001248c3"/>
    </style:style>
    <style:style style:name="T7" style:family="text">
      <style:text-properties officeooo:rsid="00140d94"/>
    </style:style>
    <style:style style:name="T8" style:family="text">
      <style:text-properties officeooo:rsid="0015a97f"/>
    </style:style>
    <style:style style:name="T9" style:family="text">
      <style:text-properties officeooo:rsid="0016e665"/>
    </style:style>
    <style:style style:name="T10" style:family="text">
      <style:text-properties officeooo:rsid="00173463"/>
    </style:style>
    <style:style style:name="T11" style:family="text">
      <style:text-properties officeooo:rsid="00187359"/>
    </style:style>
    <style:style style:name="T12" style:family="text">
      <style:text-properties officeooo:rsid="00190d6e"/>
    </style:style>
    <style:style style:name="T13" style:family="text">
      <style:text-properties officeooo:rsid="0019156e"/>
    </style:style>
    <style:style style:name="T14" style:family="text">
      <style:text-properties officeooo:rsid="001b0ca9"/>
    </style:style>
    <style:style style:name="T15" style:family="text">
      <style:text-properties officeooo:rsid="001ba118"/>
    </style:style>
    <style:style style:name="T16" style:family="text">
      <style:text-properties officeooo:rsid="001cdf79"/>
    </style:style>
    <style:style style:name="T17" style:family="text">
      <style:text-properties officeooo:rsid="001eacc1"/>
    </style:style>
    <style:style style:name="T18" style:family="text">
      <style:text-properties officeooo:rsid="001eed3d"/>
    </style:style>
    <style:style style:name="T19" style:family="text">
      <style:text-properties officeooo:rsid="001fcd54"/>
    </style:style>
    <style:style style:name="T20" style:family="text">
      <style:text-properties officeooo:rsid="0020bf06"/>
    </style:style>
    <style:style style:name="T21" style:family="text">
      <style:text-properties officeooo:rsid="00226804"/>
    </style:style>
    <style:style style:name="T22" style:family="text">
      <style:text-properties officeooo:rsid="002431ff"/>
    </style:style>
    <style:style style:name="T23" style:family="text">
      <style:text-properties officeooo:rsid="002553da"/>
    </style:style>
    <style:style style:name="T24" style:family="text">
      <style:text-properties officeooo:rsid="0027649c"/>
    </style:style>
    <style:style style:name="T25" style:family="text">
      <style:text-properties officeooo:rsid="0028f292"/>
    </style:style>
    <style:style style:name="T26" style:family="text">
      <style:text-properties officeooo:rsid="002ac2ef"/>
    </style:style>
    <style:style style:name="T27" style:family="text">
      <style:text-properties officeooo:rsid="002c30f9"/>
    </style:style>
    <style:style style:name="T28" style:family="text">
      <style:text-properties officeooo:rsid="002cf76d"/>
    </style:style>
    <style:style style:name="T29" style:family="text">
      <style:text-properties officeooo:rsid="002d7b16"/>
    </style:style>
    <style:style style:name="T30" style:family="text">
      <style:text-properties officeooo:rsid="002dcf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i'm Bounding Home</text:span><text:span text:style-name="T2"><text:note text:id="ftn6" text:note-class="footnote"><text:note-citation>1</text:note-citation><text:note-body><text:p text:style-name="P13"><text:span text:style-name="T2">Belmont, 1944</text:span></text:p></text:note-body></text:note></text:span><text:span text:style-name="T2"> as more than iron man,</text:span></text:p>
      <text:p text:style-name="P4"><text:span text:style-name="T4">but as His Eminence</text:span><text:span text:style-name="T4"><text:note text:id="ftn10" text:note-class="footnote"><text:note-citation>2</text:note-citation><text:note-body><text:p text:style-name="P15"><text:span text:style-name="T4">Derby, 1901</text:span></text:p></text:note-body></text:note></text:span><text:span text:style-name="T4"> the Iron Liege</text:span><text:span text:style-name="T4"><text:note text:id="ftn9" text:note-class="footnote"><text:note-citation>3</text:note-citation><text:note-body><text:p text:style-name="P15"><text:span text:style-name="T4">Derby, 1957</text:span></text:p></text:note-body></text:note></text:span><text:span text:style-name="T4">.</text:span></text:p>
      <text:p text:style-name="P9"><text:span text:style-name="T12">on High Quest</text:span><text:span text:style-name="T12"><text:note text:id="ftn16" text:note-class="footnote"><text:note-citation>4</text:note-citation><text:note-body><text:p text:style-name="P19"><text:span text:style-name="T12">Preakness, 1934</text:span></text:p></text:note-body></text:note></text:span><text:span text:style-name="T12"> </text:span><text:span text:style-name="T17">to recount </text:span><text:span text:style-name="T19">that classic Chant</text:span><text:span text:style-name="T19"><text:note text:id="ftn22" text:note-class="footnote"><text:note-citation>5</text:note-citation><text:note-body><text:p text:style-name="P24"><text:span text:style-name="T19">Derby, 1894</text:span></text:p></text:note-body></text:note></text:span></text:p>
      <text:p text:style-name="P11"><text:span text:style-name="T19">of</text:span><text:span text:style-name="T17"> </text:span><text:span text:style-name="T18">Tyrant</text:span><text:span text:style-name="T18"><text:note text:id="ftn21" text:note-class="footnote"><text:note-citation>6</text:note-citation><text:note-body><text:p text:style-name="P23"><text:span text:style-name="T18">Belmont, 1885</text:span></text:p></text:note-body></text:note></text:span><text:span text:style-name="T18"> beasts</text:span><text:span text:style-name="T17"> </text:span><text:span text:style-name="T19">on</text:span><text:span text:style-name="T17"> Bold</text:span><text:span text:style-name="T17"><text:note text:id="ftn20" text:note-class="footnote"><text:note-citation>7</text:note-citation><text:note-body><text:p text:style-name="P22"><text:span text:style-name="T17">Preakness, 1951</text:span></text:p></text:note-body></text:note></text:span><text:span text:style-name="T17">, </text:span><text:span text:style-name="T29">Unbridled</text:span><text:span text:style-name="T29"><text:note text:id="ftn23" text:note-class="footnote"><text:note-citation>8</text:note-citation><text:note-body><text:p text:style-name="P25"><text:span text:style-name="T29">Derby, 1990</text:span></text:p></text:note-body></text:note></text:span><text:span text:style-name="T17"> </text:span><text:span text:style-name="T16">siege.</text:span></text:p>
      <text:p text:style-name="P10"><text:span text:style-name="T15">the Real Quiet</text:span><text:span text:style-name="T15"><text:note text:id="ftn12" text:note-class="footnote"><text:note-citation>9</text:note-citation><text:note-body><text:p text:style-name="P21"><text:span text:style-name="T15">Derby and Preakness, 1998</text:span></text:p></text:note-body></text:note></text:span><text:span text:style-name="T15"> their Victory Gallop</text:span><text:span text:style-name="T15"><text:note text:id="ftn19" text:note-class="footnote"><text:note-citation>10</text:note-citation><text:note-body><text:p text:style-name="P21"><text:span text:style-name="T15">Belmont, 1998</text:span></text:p></text:note-body></text:note></text:span><text:span text:style-name="T15"> make </text:span><text:span text:style-name="T24">–</text:span></text:p>
      <text:p text:style-name="P10"><text:span text:style-name="T13">a</text:span><text:span text:style-name="T21">n</text:span><text:span text:style-name="T13"> Empire Maker</text:span><text:span text:style-name="T13"><text:note text:id="ftn18" text:note-class="footnote"><text:note-citation>11</text:note-citation><text:note-body><text:p text:style-name="P20"><text:span text:style-name="T13">Belmont, 2003</text:span></text:p></text:note-body></text:note></text:span><text:span text:style-name="T13"> </text:span><text:span text:style-name="T18">slays</text:span><text:span text:style-name="T13"> one's Funny Cide</text:span><text:span text:style-name="T13"><text:note text:id="ftn17" text:note-class="footnote"><text:note-citation>12</text:note-citation><text:note-body><text:p text:style-name="P20"><text:span text:style-name="T13">Derby and Preakness, 2003</text:span></text:p></text:note-body></text:note></text:span></text:p>
      <text:p text:style-name="P8"><text:span text:style-name="T11">when in a Ruthless</text:span><text:span text:style-name="T11"><text:note text:id="ftn14" text:note-class="footnote"><text:note-citation>13</text:note-citation><text:note-body><text:p text:style-name="P18"><text:span text:style-name="T11">Belmont, 1867</text:span></text:p></text:note-body></text:note></text:span><text:span text:style-name="T11"> and an Agile</text:span><text:span text:style-name="T11"><text:note text:id="ftn15" text:note-class="footnote"><text:note-citation>14</text:note-citation><text:note-body><text:p text:style-name="P18"><text:span text:style-name="T11">Derby, 1905</text:span></text:p></text:note-body></text:note></text:span><text:span text:style-name="T11"> way</text:span></text:p>
      <text:p text:style-name="P5"><text:span text:style-name="T6">an Easy Goer</text:span><text:span text:style-name="T6"><text:note text:id="ftn11" text:note-class="footnote"><text:note-citation>15</text:note-citation><text:note-body><text:p text:style-name="P16"><text:span text:style-name="T6">Belmont, 1989</text:span></text:p></text:note-body></text:note></text:span><text:span text:style-name="T6"> </text:span><text:span text:style-name="T14">turns up bona fide</text:span></text:p>
      <text:p text:style-name="P6"><text:span text:style-name="T27">i</text:span><text:span text:style-name="T7">n this </text:span><text:span text:style-name="T8">kings' sport! </text:span><text:span text:style-name="T7">if you're a Royal Tourist</text:span><text:span text:style-name="T7"><text:note text:id="ftn13" text:note-class="footnote"><text:note-citation>16</text:note-citation><text:note-body><text:p text:style-name="P17"><text:span text:style-name="T7">Preakness, 1908</text:span></text:p></text:note-body></text:note></text:span><text:span text:style-name="T7">,</text:span></text:p>
      <text:p text:style-name="P3"><text:span text:style-name="T3">no Gallant Man</text:span><text:span text:style-name="T3"><text:note text:id="ftn7" text:note-class="footnote"><text:note-citation>17</text:note-citation><text:note-body><text:p text:style-name="P14"><text:span text:style-name="T3">Belmont, 1957</text:span></text:p></text:note-body></text:note></text:span><text:span text:style-name="T3"> has ever said it better</text:span></text:p>
      <text:p text:style-name="P7"><text:span text:style-name="T9">than</text:span><text:span text:style-name="T5"> </text:span><text:span text:style-name="T1">Charismatic</text:span><text:span text:style-name="T1"><text:note text:id="ftn1" text:note-class="footnote"><text:note-citation>18</text:note-citation><text:note-body><text:p text:style-name="P12"><text:span text:style-name="T1">Derby and Preakness, 1999</text:span></text:p></text:note-body></text:note></text:span><text:span text:style-name="T1"> Elocutionist</text:span><text:span text:style-name="T1"><text:note text:id="ftn2" text:note-class="footnote"><text:note-citation>19</text:note-citation><text:note-body><text:p text:style-name="P12"><text:span text:style-name="T1">Preakness, 1976</text:span></text:p></text:note-body></text:note></text:span></text:p>
      <text:p text:style-name="P2"><text:span text:style-name="T5">our </text:span><text:span text:style-name="T2">Old England</text:span><text:span text:style-name="T2"><text:note text:id="ftn3" text:note-class="footnote"><text:note-citation>20</text:note-citation><text:note-body><text:p text:style-name="P13"><text:span text:style-name="T2">Preakness, 1902</text:span></text:p></text:note-body></text:note></text:span><text:span text:style-name="T2">'s The Bard</text:span><text:span text:style-name="T2"><text:note text:id="ftn4" text:note-class="footnote"><text:note-citation>21</text:note-citation><text:note-body><text:p text:style-name="P13"><text:span text:style-name="T2">Preakness, 1886</text:span></text:p></text:note-body></text:note></text:span><text:span text:style-name="T2"> of Arts and Letters</text:span><text:span text:style-name="T2"><text:note text:id="ftn5" text:note-class="footnote"><text:note-citation>22</text:note-citation><text:note-body><text:p text:style-name="P13"><text:span text:style-name="T3">Belmont</text:span><text:span text:style-name="T2">, 1969</text:span></text:p></text:note-body></text:note></text:span></text:p>
      <text:p text:style-name="P3"><text:span text:style-name="T20">as </text:span><text:span text:style-name="T28">ended sweet</text:span><text:span text:style-name="T25"> </text:span><text:span text:style-name="T3">Majestic Prince</text:span><text:span text:style-name="T3"><text:note text:id="ftn8" text:note-class="footnote"><text:note-citation>23</text:note-citation><text:note-body><text:p text:style-name="P14"><text:span text:style-name="T3">Derby and Preakness, 1969</text:span></text:p></text:note-body></text:note></text:span><text:span text:style-name="T3">'s violence:</text:span></text:p>
      <text:p text:style-name="P1"><text:span text:style-name="T1">after Sunday, yes, the rest is Silence.</text:span><text:span text:style-name="T1"><text:note text:id="ftn0" text:note-class="footnote"><text:note-citation>24</text:note-citation><text:note-body><text:p text:style-name="P12"><text:span text:style-name="T1">Derby and Preakness, 1989</text:span></text:p></text:note-body></text:not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="100%"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lia </meta:initial-creator>
    <meta:creation-date>2013-05-11T14:46:28</meta:creation-date>
    <dc:date>2013-05-11T18:55:56</dc:date>
    <dc:creator>adalia </dc:creator>
    <meta:editing-duration>PT4H6M51S</meta:editing-duration>
    <meta:editing-cycles>32</meta:editing-cycles>
    <meta:generator>LibreOffice/3.6$Linux_X86_64 LibreOffice_project/360m1$Build-2</meta:generator>
    <meta:document-statistic meta:table-count="0" meta:image-count="0" meta:object-count="0" meta:page-count="1" meta:paragraph-count="38" meta:word-count="189" meta:character-count="946" meta:non-whitespace-character-count="824"/>
  </office:meta>
</office:document-meta>
</file>